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Fine_20_Dashed" svg:stroke-width="0.106cm" svg:stroke-color="#000000" draw:marker-start-width="0.358cm" draw:marker-end-width="0.358cm" draw:fill-color="#ffffff" draw:textarea-horizontal-align="justify" draw:textarea-vertical-align="middle" draw:auto-grow-height="false" fo:min-height="0.859cm" fo:min-width="1.565cm" fo:padding-top="0.177cm" fo:padding-bottom="0.177cm" fo:padding-left="0.302cm" fo:padding-right="0.302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59cm" fo:min-width="1.647cm" fo:padding-top="0.142cm" fo:padding-bottom="0.142cm" fo:padding-left="0.267cm" fo:padding-right="0.267cm"/>
    </style:style>
    <style:style style:name="gr3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1.571cm" fo:min-width="2.641cm" fo:padding-top="0.142cm" fo:padding-bottom="0.142cm" fo:padding-left="0.267cm" fo:padding-right="0.267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8cm" fo:min-width="1.3cm"/>
    </style:style>
    <style:style style:name="gr6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1.173cm" fo:min-width="1.541cm" fo:padding-top="0.142cm" fo:padding-bottom="0.142cm" fo:padding-left="0.267cm" fo:padding-right="0.267cm"/>
    </style:style>
    <style:style style:name="gr7" style:family="graphic" style:parent-style-name="standard">
      <style:graphic-properties draw:stroke="solid" draw:stroke-dash="Fine_20_Dashed" svg:stroke-width="0.106cm" svg:stroke-color="#000000" draw:marker-start-width="0.358cm" draw:marker-end-width="0.358cm" draw:fill-color="#ffffff" draw:textarea-horizontal-align="justify" draw:textarea-vertical-align="middle" draw:auto-grow-height="false" fo:min-height="1.046cm" fo:min-width="1.796cm" fo:padding-top="0.177cm" fo:padding-bottom="0.177cm" fo:padding-left="0.302cm" fo:padding-right="0.30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0.8000001907349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2.099cm" svg:height="1.143cm" svg:x="3.151cm" svg:y="7.557cm">
          <text:p text:style-name="P1"><text:span text:style-name="T1">Space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" draw:text-style-name="P2" xml:id="id1" draw:id="id1" draw:layer="layout" svg:width="2.181cm" svg:height="1.143cm" svg:x="3.118cm" svg:y="5.748cm">
          <text:p text:style-name="P1"><text:span text:style-name="T1">attribute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" draw:id="id2" draw:layer="layout" svg:width="3.175cm" svg:height="1.855cm" svg:x="2.624cm" svg:y="3cm">
          <text:p text:style-name="P1"><text:span text:style-name="T1">LongName:</text:span></text:p>
          <text:p text:style-name="P1"><text:span text:style-name="T1">Sewerage ejector/</text:span></text:p>
          <text:p text:style-name="P1"><text:span text:style-name="T1">Solids Divertor Pit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4" draw:text-style-name="P3" draw:layer="layout" draw:type="line" svg:x1="4.21cm" svg:y1="5.748cm" svg:x2="4.212cm" svg:y2="4.855cm" draw:start-shape="id1" draw:start-glue-point="4" draw:end-shape="id2" draw:end-glue-point="2" svg:d="M4210 5748l2-893" svg:viewBox="0 0 3 894">
          <text:p/>
        </draw:connector>
        <draw:connector draw:style-name="gr4" draw:text-style-name="P3" draw:layer="layout" draw:type="line" svg:x1="4.201cm" svg:y1="7.557cm" svg:x2="4.21cm" svg:y2="6.891cm" draw:start-shape="id3" draw:start-glue-point="0" draw:end-shape="id1" draw:end-glue-point="8" svg:d="M4201 7557l9-666" svg:viewBox="0 0 10 667">
          <text:p/>
        </draw:connector>
        <draw:custom-shape draw:style-name="gr5" draw:text-style-name="P5" xml:id="id4" draw:id="id4" draw:layer="layout" svg:width="3.6cm" svg:height="2.1cm" svg:x="6.6cm" svg:y="7.1cm">
          <text:p text:style-name="P4"><text:span text:style-name="T2">GetInSpaceElement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4" draw:text-style-name="P3" draw:layer="layout" draw:type="line" svg:x1="5.251cm" svg:y1="8.128cm" svg:x2="6.6cm" svg:y2="8.15cm" draw:start-shape="id3" draw:start-glue-point="1" draw:end-shape="id4" draw:end-glue-point="5" svg:d="M5251 8128l1349 22" svg:viewBox="0 0 1350 23">
          <text:p/>
        </draw:connector>
        <draw:connector draw:style-name="gr4" draw:text-style-name="P3" draw:layer="layout" draw:type="line" svg:x1="10.2cm" svg:y1="8.15cm" svg:x2="11.7cm" svg:y2="8.2cm" draw:start-shape="id4" draw:start-glue-point="7" draw:end-shape="id5" svg:d="M10200 8150l1500 50" svg:viewBox="0 0 1501 51">
          <text:p/>
        </draw:connector>
        <draw:custom-shape draw:style-name="gr2" draw:text-style-name="P2" xml:id="id6" draw:id="id6" draw:layer="layout" svg:width="2.181cm" svg:height="1.143cm" svg:x="11.818cm" svg:y="5.291cm">
          <text:p text:style-name="P1"><text:span text:style-name="T1">attribute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7" draw:id="id7" draw:layer="layout" svg:width="2.075cm" svg:height="1.457cm" svg:x="11.824cm" svg:y="3cm">
          <text:p text:style-name="P1"><text:span text:style-name="T1">Name:</text:span></text:p>
          <text:p text:style-name="P1"><text:span text:style-name="T1">Lift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4" draw:text-style-name="P3" draw:layer="layout" draw:type="line" svg:x1="12.91cm" svg:y1="5.291cm" svg:x2="12.862cm" svg:y2="4.457cm" draw:start-shape="id6" draw:start-glue-point="4" draw:end-shape="id7" draw:end-glue-point="2" svg:d="M12910 5291l-48-834" svg:viewBox="0 0 49 835">
          <text:p/>
        </draw:connector>
        <draw:connector draw:style-name="gr4" draw:text-style-name="P3" draw:layer="layout" draw:type="line" svg:x1="12.9cm" svg:y1="7.5cm" svg:x2="12.91cm" svg:y2="6.434cm" draw:start-shape="id5" draw:start-glue-point="0" draw:end-shape="id6" draw:end-glue-point="8" svg:d="M12900 7500l10-1066" svg:viewBox="0 0 11 1067">
          <text:p/>
        </draw:connector>
        <draw:custom-shape draw:style-name="gr7" draw:text-style-name="P2" xml:id="id5" draw:id="id5" draw:layer="layout" svg:width="2.4cm" svg:height="1.4cm" svg:x="11.7cm" svg:y="7.5cm">
          <text:p text:style-name="P1"><text:span text:style-name="T1">Building</text:span></text:p>
          <text:p text:style-name="P1"><text:span text:style-name="T1">Element</text:span></text:p>
          <text:p text:style-name="P1"><text:span text:style-name="T1">Proxy</text:span></text:p>
          <draw:enhanced-geometry svg:viewBox="0 0 21600 21600" draw:mirror-horizontal="tru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P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9T12:32:50.262000000</meta:creation-date>
    <dc:date>2018-10-09T15:36:29.789000000</dc:date>
    <meta:editing-duration>PT1H53M19S</meta:editing-duration>
    <meta:editing-cycles>1</meta:editing-cycles>
    <meta:document-statistic meta:object-count="13"/>
    <meta:generator>LibreOffice/6.0.3.2$Windows_X86_64 LibreOffice_project/8f48d515416608e3a835360314dac7e47fd0b821</meta:generator>
  </office:meta>
</office:document-meta>
</file>